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26de" fo:background-color="#f7d1d5"/>
    </style:style>
    <style:style style:name="P2" style:family="paragraph" style:parent-style-name="Standard">
      <style:text-properties officeooo:paragraph-rsid="001d26de" fo:background-color="transparent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paragraph-rsid="001d26de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background-color="transparent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color="#c9211e" loext:opacity="100%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paragraph-rsid="0024040b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background-color="#ffffa6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background-color="#ffff00" loext:char-shading-value="0"/>
    </style:style>
    <style:style style:name="T4" style:family="text">
      <style:text-properties officeooo:rsid="002f5581"/>
    </style:style>
    <style:style style:name="T5" style:family="text">
      <style:text-properties officeooo:rsid="003328ac"/>
    </style:style>
    <style:style style:name="T6" style:family="text">
      <style:text-properties fo:background-color="#afd095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ỗi, ko count được với ref genome</text:p>
      <text:p text:style-name="P2">Đầu tiên, cần check trong sh.e file để xác định lỗi rồi google </text:p>
      <text:p text:style-name="P4">-<text:span text:style-name="T1">Drosophila</text:span> (<text:span text:style-name="T6">TT-seq3 dataset</text:span>):</text:p>
      <text:p text:style-name="P3">Erro processing GFF file (line 4 of file /home/projects/cu_10056/data/Yang/MitoNormalization/index/<text:span text:style-name="T1">dm6.new.gtf</text:span>):</text:p>
      <text:p text:style-name="P3"><text:s text:c="2"/>The attribute string seems to contain mismatched quotes.</text:p>
      <text:p text:style-name="P3"><text:s text:c="2"/>[Exception type: ValueError, raised in features.py:94]</text:p>
      <text:p text:style-name="P3"/>
      <text:p text:style-name="P3">- <text:span text:style-name="T2">Đổi thành -i gene_id với gtf file cũ thì </text:span><text:span text:style-name="T3">ko work</text:span></text:p>
      <text:p text:style-name="P5"><text:span text:style-name="T2">- Đổi thành -i gene_id vớt gtf file mới thì count được nhưng tất cả bằng 0, với -i gene_name và gtf mới thì bị lỗi missing gene_name attribute</text:span></text:p>
      <text:p text:style-name="P5"><text:span text:style-name="T2">Gtf mới: Drosophila_melanogaster.BDGP6.32.104.gtf</text:span></text:p>
      <text:p text:style-name="P3"/>
      <text:p text:style-name="P3">- <text:span text:style-name="T1">Mouse (</text:span><text:span text:style-name="T6">TT-seq1 dataset</text:span><text:span text:style-name="T1">) :</text:span></text:p>
      <text:p text:style-name="P3">Error processing GFF file (line 816 of file /home/projects/cu_10056/data/Yang/MitoNormalization/index/<text:span text:style-name="T1">Mus_musculus.GRCm39.104.gtf</text:span>):</text:p>
      <text:p text:style-name="P3"><text:s text:c="2"/>Feature ENSMUSG00002075225 does not contain a 'gene_name' attribute</text:p>
      <text:p text:style-name="P3"><text:s text:c="2"/>[Exception type: ValueError, raised in features.py:326]</text:p>
      <text:p text:style-name="P6"/>
      <text:p text:style-name="P6">--&gt; Đổi từ -i gene_name thành -i gene_id --&gt; it works fine</text:p>
      <text:p text:style-name="P7">Cách trên forum là thay thế ở một số chỗ, dấu ; bằng - <text:s/>--&gt; cách này có thể làm confuse parser</text:p>
      <text:p text:style-name="P7"/>
      <text:p text:style-name="P7">- Địa chỉ download genome annotation file <text:span text:style-name="T5">cho mouse và fly mới ở trên</text:span>:</text:p>
      <text:p text:style-name="P7"><text:a xlink:type="simple" xlink:href="http://ftp.ensemble.org/pub/release-104/gtf" text:style-name="Internet_20_link" text:visited-style-name="Visited_20_Internet_20_Link">http://ftp.ensemble.org/</text:a><text:a xlink:type="simple" xlink:href="http://ftp.ensemble.org/pub/release-104/gtf" text:style-name="Internet_20_link" text:visited-style-name="Visited_20_Internet_20_Link"><text:span text:style-name="T4">pub/release-104/gtf</text:span></text:a></text:p>
      <text:p text:style-name="P7"/>
      <text:p text:style-name="Standard"/>
      <text:p text:style-name="Standard"/>
      <text:p text:style-name="Standard">Làm lại lệnh htseg-count nhưng với chromosome chỉ đổi trên mito cho phù hợp với file gtf mới</text:p>
      <text:p text:style-name="Standard">Học lệnh sed và regular expression trên link này khá ok</text:p>
      <text:p text:style-name="Standard"><text:a xlink:type="simple" xlink:href="https://www.tutorialspoint.com/unix/unix-regular-expressions.htm" text:style-name="Internet_20_link" text:visited-style-name="Visited_20_Internet_20_Link">https://www.tutorialspoint.com/unix/unix-regular-expressions.htm</text:a></text:p>
      <text:p text:style-name="Standard"/>
      <text:p text:style-name="Standard">Chỉ cần đổi tên của M.bam nên dùng lệnh sau:</text:p>
      <text:p text:style-name="Standard"/>
      <text:p text:style-name="P8">samtools view -h M.bam | sed 's/^@SQ\t\SN:M/@SQ\t\SN:mitochondrion_genome/g' | samtools view -bS- &gt; <text:s/>mitochondrion_genome.bam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13:15:29.099810021</meta:creation-date>
    <dc:date>2021-11-11T18:44:02.859868278</dc:date>
    <meta:editing-duration>PT5H28M24S</meta:editing-duration>
    <meta:editing-cycles>19</meta:editing-cycles>
    <meta:generator>LibreOffice/7.1.6.2$Linux_X86_64 LibreOffice_project/10$Build-2</meta:generator>
    <meta:document-statistic meta:table-count="0" meta:image-count="0" meta:object-count="0" meta:page-count="1" meta:paragraph-count="22" meta:word-count="223" meta:character-count="1522" meta:non-whitespace-character-count="1313"/>
  </office:meta>
</office:document-meta>
</file>